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6mm"/>
    </style:style>
    <style:style style:name="co3" style:family="table-column">
      <style:table-column-properties fo:break-before="auto" style:column-width="28.98mm"/>
    </style:style>
    <style:style style:name="co4" style:family="table-column">
      <style:table-column-properties fo:break-before="auto" style:column-width="53.43mm"/>
    </style:style>
    <style:style style:name="co5" style:family="table-column">
      <style:table-column-properties fo:break-before="auto" style:column-width="25.08mm"/>
    </style:style>
    <style:style style:name="co6" style:family="table-column">
      <style:table-column-properties fo:break-before="auto" style:column-width="26.79mm"/>
    </style:style>
    <style:style style:name="co7" style:family="table-column">
      <style:table-column-properties fo:break-before="auto" style:column-width="24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ce1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 style:data-style-name="N102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 style:data-style-name="N102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 style:data-style-name="N13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ackground-color="#ffcc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0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diagonal-bl-tr="none" style:diagonal-tl-br="none" fo:border="0.74pt solid #000000" style:rotation-align="none"/>
    </style:style>
    <style:style style:name="ce31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glyph-orientation-vertical="0" fo:background-color="#ffcc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0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 style:data-style-name="N102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8" style:family="table-cell" style:parent-style-name="Default" style:data-style-name="N102">
      <style:table-cell-properties style:text-align-source="fix" style:repeat-content="false"/>
      <style:paragraph-properties fo:text-align="end" fo:margin-left="0mm"/>
    </style:style>
    <style:style style:name="ce39" style:family="table-cell" style:parent-style-name="Default" style:data-style-name="N13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Currency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deebf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be5d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Bad" style:data-style-name="N0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20_25__20_-_20_Accent2" style:data-style-name="N0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60_25__20_-_20_Accent5" style:data-style-name="N0">
      <style:table-cell-properties fo:background-color="#ff8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te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60_25__20_-_20_Accent5" style:data-style-name="N120">
      <style:table-cell-properties fo:background-color="#ff8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te" style:data-style-name="N12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te" style:data-style-name="N11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te" style:data-style-name="N102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Excel_20_Built-in_20_Currency" style:data-style-name="N120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Currency" style:data-style-name="N120">
      <style:table-cell-properties fo:background-color="#fbe5d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Currency" style:data-style-name="N120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Currency" style:data-style-name="N120">
      <style:table-cell-properties fo:background-color="#ff8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3" table:default-cell-style-name="ce30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28" office:value-type="string" calcext:value-type="string">
            <text:p>Año</text:p>
          </table:table-cell>
          <table:table-cell table:style-name="ce28" office:value-type="string" calcext:value-type="string">
            <text:p>Mes</text:p>
          </table:table-cell>
          <table:table-cell table:style-name="ce28" office:value-type="string" calcext:value-type="string">
            <text:p>N° de Ventas</text:p>
          </table:table-cell>
          <table:table-cell/>
          <table:table-cell table:style-name="ce31" office:value-type="string" calcext:value-type="string">
            <text:p>Periodo</text:p>
          </table:table-cell>
          <table:table-cell table:style-name="ce31" office:value-type="string" calcext:value-type="string">
            <text:p>ventas</text:p>
          </table:table-cell>
          <table:table-cell/>
          <table:table-cell table:style-name="ce31" office:value-type="string" calcext:value-type="string" table:number-columns-spanned="2" table:number-rows-spanned="1">
            <text:p>Costo de Producción</text:p>
          </table:table-cell>
          <table:covered-table-cell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0" table:formula="of:=+SUM([.C3:.C14])" office:value-type="float" office:value="3600" calcext:value-type="float">
            <text:p>3600</text:p>
          </table:table-cell>
          <table:table-cell/>
          <table:table-cell table:style-name="ce31" office:value-type="string" calcext:value-type="string">
            <text:p>Pollo</text:p>
          </table:table-cell>
          <table:table-cell table:style-name="ce41" office:value-type="float" office:value="800" calcext:value-type="float">
            <text:p>8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table:formula="of:=+SUM([.C15:.C26])" office:value-type="float" office:value="3922" calcext:value-type="float">
            <text:p>3922</text:p>
          </table:table-cell>
          <table:table-cell/>
          <table:table-cell table:style-name="ce31" office:value-type="string" calcext:value-type="string">
            <text:p>Envase</text:p>
          </table:table-cell>
          <table:table-cell table:style-name="ce4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0" table:formula="of:=+SUM([.C27:.C38])" office:value-type="float" office:value="4119" calcext:value-type="float">
            <text:p>4119</text:p>
          </table:table-cell>
          <table:table-cell/>
          <table:table-cell table:style-name="ce41"/>
          <table:table-cell table:style-name="ce41" table:formula="of:=SUM([.I3:.I4])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table:formula="of:=+SUM([.C39:.C50])" office:value-type="float" office:value="4326" calcext:value-type="float">
            <text:p>43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0" table:formula="of:=+SUM([.C51:.C62])" office:value-type="float" office:value="4540" calcext:value-type="float">
            <text:p>45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-500000" calcext:value-type="float">
            <text:p>-5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table:number-columns-repeated="5"/>
          <table:table-cell office:value-type="float" office:value="-1000000" calcext:value-type="float">
            <text:p>-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-200000" calcext:value-type="float">
            <text:p>-20000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32" office:value-type="string" calcext:value-type="string">
            <text:p>Monto</text:p>
          </table:table-cell>
          <table:table-cell table:style-name="ce35" office:value-type="currency" office:currency="CLP" office:value="2634000" calcext:value-type="currency">
            <text:p>$2.634.000</text:p>
          </table:table-cell>
          <table:table-cell table:style-name="ce32" table:number-columns-repeated="2"/>
          <table:table-cell table:style-name="ce32" office:value-type="float" office:value="-200000" calcext:value-type="float">
            <text:p>-20000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32" office:value-type="string" calcext:value-type="string">
            <text:p>Tasa</text:p>
          </table:table-cell>
          <table:table-cell table:style-name="ce35" table:formula="of:=[.G12]" office:value-type="currency" office:currency="CLP" office:value="0.15" calcext:value-type="currency">
            <text:p>$0</text:p>
          </table:table-cell>
          <table:table-cell table:style-name="ce39" office:value-type="percentage" office:value="0.15" calcext:value-type="percentage">
            <text:p>15,00%</text:p>
          </table:table-cell>
          <table:table-cell table:style-name="ce32"/>
          <table:table-cell table:style-name="ce32" office:value-type="float" office:value="-2490000" calcext:value-type="float">
            <text:p>-249000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32" office:value-type="string" calcext:value-type="string">
            <text:p>Periodo</text:p>
          </table:table-cell>
          <table:table-cell table:style-name="ce35" office:value-type="currency" office:currency="CLP" office:value="5" calcext:value-type="currency">
            <text:p>$5</text:p>
          </table:table-cell>
          <table:table-cell table:style-name="ce32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33" office:value-type="string" calcext:value-type="string">
            <text:p>Cuota</text:p>
          </table:table-cell>
          <table:table-cell table:style-name="ce35" table:formula="of:=-PMT([.F12];[.F13];[.F11])" office:value-type="currency" office:currency="CLP" office:value="785763.165183666" calcext:value-type="currency">
            <text:p>$785.763</text:p>
          </table:table-cell>
          <table:table-cell table:style-name="ce32" table:number-columns-repeated="3"/>
        </table:table-row>
        <table:table-row table:style-name="ro3">
          <table:table-cell table:formula="of:=+[.A3]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2"/>
          <table:table-cell table:style-name="ce36"/>
          <table:table-cell table:style-name="ce32" table:number-columns-repeated="3"/>
        </table:table-row>
        <table:table-row table:style-name="ro2">
          <table:table-cell table:formula="of:=+[.A4]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1" office:value-type="string" calcext:value-type="string" table:number-columns-spanned="5" table:number-rows-spanned="1">
            <text:p>Tabla de desarrollo de los intereses</text:p>
          </table:table-cell>
          <table:covered-table-cell table:number-columns-repeated="4" table:style-name="ce28"/>
        </table:table-row>
        <table:table-row table:style-name="ro2">
          <table:table-cell table:formula="of:=+[.A5]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31" office:value-type="string" calcext:value-type="string">
            <text:p>Periodo</text:p>
          </table:table-cell>
          <table:table-cell table:style-name="ce31" office:value-type="string" calcext:value-type="string">
            <text:p>Cuota</text:p>
          </table:table-cell>
          <table:table-cell table:style-name="ce28" office:value-type="string" calcext:value-type="string">
            <text:p>Amortización</text:p>
          </table:table-cell>
          <table:table-cell table:style-name="ce31" office:value-type="string" calcext:value-type="string">
            <text:p>interés</text:p>
          </table:table-cell>
          <table:table-cell table:style-name="ce31" office:value-type="string" calcext:value-type="string">
            <text:p>saldo</text:p>
          </table:table-cell>
        </table:table-row>
        <table:table-row table:style-name="ro3">
          <table:table-cell table:formula="of:=+[.A6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37" table:number-columns-repeated="3"/>
          <table:table-cell table:style-name="ce37" table:formula="of:=[.F11]" office:value-type="currency" office:currency="CLP" office:value="2634000" calcext:value-type="currency">
            <text:p>$2.634.000</text:p>
          </table:table-cell>
        </table:table-row>
        <table:table-row table:style-name="ro3">
          <table:table-cell table:formula="of:=+[.A7]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table:formula="of:=[.$F$14]" office:value-type="currency" office:currency="CLP" office:value="785763.165183666" calcext:value-type="currency">
            <text:p>$785.763</text:p>
          </table:table-cell>
          <table:table-cell table:style-name="ce37" table:formula="of:=[.F19]-[.H19]" office:value-type="currency" office:currency="CLP" office:value="390663.165183666" calcext:value-type="currency">
            <text:p>$390.663</text:p>
          </table:table-cell>
          <table:table-cell table:style-name="ce37" table:formula="of:=[.I18]*[.$G$12]" office:value-type="currency" office:currency="CLP" office:value="395100" calcext:value-type="currency">
            <text:p>$395.100</text:p>
          </table:table-cell>
          <table:table-cell table:style-name="ce37" table:formula="of:=[.I18]-[.G19]" office:value-type="currency" office:currency="CLP" office:value="2243336.83481633" calcext:value-type="currency">
            <text:p>$2.243.337</text:p>
          </table:table-cell>
        </table:table-row>
        <table:table-row table:style-name="ro3">
          <table:table-cell table:formula="of:=+[.A8]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table:formula="of:=[.$F$14]" office:value-type="currency" office:currency="CLP" office:value="785763.165183666" calcext:value-type="currency">
            <text:p>$785.763</text:p>
          </table:table-cell>
          <table:table-cell table:style-name="ce37" table:formula="of:=[.F20]-[.H20]" office:value-type="currency" office:currency="CLP" office:value="449262.639961216" calcext:value-type="currency">
            <text:p>$449.263</text:p>
          </table:table-cell>
          <table:table-cell table:style-name="ce37" table:formula="of:=[.I19]*[.$G$12]" office:value-type="currency" office:currency="CLP" office:value="336500.52522245" calcext:value-type="currency">
            <text:p>$336.501</text:p>
          </table:table-cell>
          <table:table-cell table:style-name="ce37" table:formula="of:=[.I19]-[.G20]" office:value-type="currency" office:currency="CLP" office:value="1794074.19485512" calcext:value-type="currency">
            <text:p>$1.794.074</text:p>
          </table:table-cell>
        </table:table-row>
        <table:table-row table:style-name="ro3">
          <table:table-cell table:formula="of:=+[.A9]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table:formula="of:=[.$F$14]" office:value-type="currency" office:currency="CLP" office:value="785763.165183666" calcext:value-type="currency">
            <text:p>$785.763</text:p>
          </table:table-cell>
          <table:table-cell table:style-name="ce37" table:formula="of:=[.F21]-[.H21]" office:value-type="currency" office:currency="CLP" office:value="516652.035955398" calcext:value-type="currency">
            <text:p>$516.652</text:p>
          </table:table-cell>
          <table:table-cell table:style-name="ce37" table:formula="of:=[.I20]*[.$G$12]" office:value-type="currency" office:currency="CLP" office:value="269111.129228268" calcext:value-type="currency">
            <text:p>$269.111</text:p>
          </table:table-cell>
          <table:table-cell table:style-name="ce37" table:formula="of:=[.I20]-[.G21]" office:value-type="currency" office:currency="CLP" office:value="1277422.15889972" calcext:value-type="currency">
            <text:p>$1.277.422</text:p>
          </table:table-cell>
        </table:table-row>
        <table:table-row table:style-name="ro3">
          <table:table-cell table:formula="of:=+[.A10]+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7" table:formula="of:=[.$F$14]" office:value-type="currency" office:currency="CLP" office:value="785763.165183666" calcext:value-type="currency">
            <text:p>$785.763</text:p>
          </table:table-cell>
          <table:table-cell table:style-name="ce37" table:formula="of:=[.F22]-[.H22]" office:value-type="currency" office:currency="CLP" office:value="594149.841348708" calcext:value-type="currency">
            <text:p>$594.150</text:p>
          </table:table-cell>
          <table:table-cell table:style-name="ce37" table:formula="of:=[.I21]*[.$G$12]" office:value-type="currency" office:currency="CLP" office:value="191613.323834958" calcext:value-type="currency">
            <text:p>$191.613</text:p>
          </table:table-cell>
          <table:table-cell table:style-name="ce37" table:formula="of:=[.I21]-[.G22]" office:value-type="currency" office:currency="CLP" office:value="683272.317551013" calcext:value-type="currency">
            <text:p>$683.272</text:p>
          </table:table-cell>
        </table:table-row>
        <table:table-row table:style-name="ro3">
          <table:table-cell table:formula="of:=+[.A11]+1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table:formula="of:=[.$F$14]" office:value-type="currency" office:currency="CLP" office:value="785763.165183666" calcext:value-type="currency">
            <text:p>$785.763</text:p>
          </table:table-cell>
          <table:table-cell table:style-name="ce37" table:formula="of:=[.F23]-[.H23]" office:value-type="currency" office:currency="CLP" office:value="683272.317551014" calcext:value-type="currency">
            <text:p>$683.272</text:p>
          </table:table-cell>
          <table:table-cell table:style-name="ce37" table:formula="of:=[.I22]*[.$G$12]" office:value-type="currency" office:currency="CLP" office:value="102490.847632652" calcext:value-type="currency">
            <text:p>$102.491</text:p>
          </table:table-cell>
          <table:table-cell table:style-name="ce37" table:formula="of:=[.I22]-[.G23]" office:value-type="currency" office:currency="CLP" office:value="0" calcext:value-type="currency">
            <text:p>$0</text:p>
          </table:table-cell>
        </table:table-row>
        <table:table-row table:style-name="ro1">
          <table:table-cell table:formula="of:=+[.A1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table:style-name="ce38" table:formula="of:=SUM([.F19:.F23])" office:value-type="currency" office:currency="CLP" office:value="3928815.82591833" calcext:value-type="currency">
            <text:p>$3.928.816</text:p>
          </table:table-cell>
          <table:table-cell table:style-name="ce38" table:formula="of:=SUM([.G19:.G23])" office:value-type="currency" office:currency="CLP" office:value="2634000" calcext:value-type="currency">
            <text:p>$2.634.000</text:p>
          </table:table-cell>
          <table:table-cell table:style-name="ce38" table:formula="of:=SUM([.H19:.H23])" office:value-type="currency" office:currency="CLP" office:value="1294815.82591833" calcext:value-type="currency">
            <text:p>$1.294.816</text:p>
          </table:table-cell>
          <table:table-cell table:style-name="ce43"/>
        </table:table-row>
        <table:table-row table:style-name="ro1">
          <table:table-cell table:formula="of:=+[.A13]+1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15" calcext:value-type="float">
            <text:p>315</text:p>
          </table:table-cell>
          <table:table-cell table:number-columns-repeated="6"/>
        </table:table-row>
        <table:table-row table:style-name="ro1">
          <table:table-cell table:formula="of:=+[.A14]+1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15" calcext:value-type="float">
            <text:p>315</text:p>
          </table:table-cell>
          <table:table-cell table:number-columns-repeated="6"/>
        </table:table-row>
        <table:table-row table:style-name="ro1">
          <table:table-cell table:formula="of:=+[.A15]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table:formula="of:=+[.A16]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formula="of:=+[.A17]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formula="of:=+[.A18]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formula="of:=+[.A19]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formula="of:=+[.A20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table:formula="of:=+[.A21]+1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97" calcext:value-type="float">
            <text:p>497</text:p>
          </table:table-cell>
          <table:table-cell table:number-columns-repeated="6"/>
        </table:table-row>
        <table:table-row table:style-name="ro1">
          <table:table-cell table:formula="of:=+[.A22]+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table:formula="of:=+[.A2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31" calcext:value-type="float">
            <text:p>331</text:p>
          </table:table-cell>
          <table:table-cell table:number-columns-repeated="6"/>
        </table:table-row>
        <table:table-row table:style-name="ro1">
          <table:table-cell table:formula="of:=+[.A24]+1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formula="of:=+[.A25]+1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31" calcext:value-type="float">
            <text:p>331</text:p>
          </table:table-cell>
          <table:table-cell table:number-columns-repeated="6"/>
        </table:table-row>
        <table:table-row table:style-name="ro1">
          <table:table-cell table:formula="of:=+[.A26]+1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31" calcext:value-type="float">
            <text:p>331</text:p>
          </table:table-cell>
          <table:table-cell table:number-columns-repeated="6"/>
        </table:table-row>
        <table:table-row table:style-name="ro1">
          <table:table-cell table:formula="of:=+[.A27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formula="of:=+[.A28]+1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formula="of:=+[.A29]+1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table:formula="of:=+[.A30]+1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05" calcext:value-type="float">
            <text:p>405</text:p>
          </table:table-cell>
          <table:table-cell table:number-columns-repeated="6"/>
        </table:table-row>
        <table:table-row table:style-name="ro1">
          <table:table-cell table:formula="of:=+[.A31]+1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05" calcext:value-type="float">
            <text:p>405</text:p>
          </table:table-cell>
          <table:table-cell table:number-columns-repeated="6"/>
        </table:table-row>
        <table:table-row table:style-name="ro1">
          <table:table-cell table:formula="of:=+[.A32]+1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formula="of:=+[.A33]+1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22" calcext:value-type="float">
            <text:p>522</text:p>
          </table:table-cell>
          <table:table-cell table:number-columns-repeated="6"/>
        </table:table-row>
        <table:table-row table:style-name="ro1">
          <table:table-cell table:formula="of:=+[.A3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formula="of:=+[.A35]+1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formula="of:=+[.A36]+1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05" calcext:value-type="float">
            <text:p>405</text:p>
          </table:table-cell>
          <table:table-cell table:number-columns-repeated="6"/>
        </table:table-row>
        <table:table-row table:style-name="ro1">
          <table:table-cell table:formula="of:=+[.A37]+1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formula="of:=+[.A38]+1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formula="of:=+[.A39]+1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formula="of:=+[.A40]+1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table:formula="of:=+[.A41]+1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table:formula="of:=+[.A42]+1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formula="of:=+[.A43]+1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formula="of:=+[.A44]+1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formula="of:=+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48" calcext:value-type="float">
            <text:p>548</text:p>
          </table:table-cell>
          <table:table-cell table:number-columns-repeated="6"/>
        </table:table-row>
        <table:table-row table:style-name="ro1">
          <table:table-cell table:formula="of:=+[.A46]+1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formula="of:=+[.A47]+1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65" calcext:value-type="float">
            <text:p>365</text:p>
          </table:table-cell>
          <table:table-cell table:number-columns-repeated="6"/>
        </table:table-row>
        <table:table-row table:style-name="ro1">
          <table:table-cell table:formula="of:=+[.A48]+1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formula="of:=+[.A49]+1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65" calcext:value-type="float">
            <text:p>365</text:p>
          </table:table-cell>
          <table:table-cell table:number-columns-repeated="6"/>
        </table:table-row>
        <table:table-row table:style-name="ro1">
          <table:table-cell table:formula="of:=+[.A50]+1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65" calcext:value-type="float">
            <text:p>365</text:p>
          </table:table-cell>
          <table:table-cell table:number-columns-repeated="6"/>
        </table:table-row>
      </table:table>
      <table:table table:name="Flujo" table:style-name="ta1">
        <table:table-column table:style-name="co1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9"/>
        <table:table-column table:style-name="co7" table:number-columns-repeated="4" table:default-cell-style-name="ce49"/>
        <table:table-row table:style-name="ro1">
          <table:table-cell table:style-name="Default" table:number-columns-repeated="8"/>
        </table:table-row>
        <table:table-row table:style-name="ro2">
          <table:table-cell table:style-name="ce41"/>
          <table:table-cell table:style-name="ce55" office:value-type="string" calcext:value-type="string">
            <text:p>Periodo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</table:table-row>
        <table:table-row table:style-name="ro2">
          <table:table-cell table:style-name="ce41"/>
          <table:table-cell office:value-type="string" calcext:value-type="string">
            <text:p>Q</text:p>
          </table:table-cell>
          <table:table-cell/>
          <table:table-cell table:style-name="ce66" table:formula="of:=+[$Datos.F3]" office:value-type="float" office:value="3600" calcext:value-type="float">
            <text:p><text:s/>3.600 </text:p>
          </table:table-cell>
          <table:table-cell table:style-name="ce66" table:formula="of:=+[$Datos.F4]" office:value-type="float" office:value="3922" calcext:value-type="float">
            <text:p><text:s/>3.922 </text:p>
          </table:table-cell>
          <table:table-cell table:style-name="ce66" table:formula="of:=+[$Datos.F5]" office:value-type="float" office:value="4119" calcext:value-type="float">
            <text:p><text:s/>4.119 </text:p>
          </table:table-cell>
          <table:table-cell table:style-name="ce66" table:formula="of:=+[$Datos.F6]" office:value-type="float" office:value="4326" calcext:value-type="float">
            <text:p><text:s/>4.326 </text:p>
          </table:table-cell>
          <table:table-cell table:style-name="ce66" table:formula="of:=+[$Datos.F7]" office:value-type="float" office:value="4540" calcext:value-type="float">
            <text:p><text:s/>4.540 </text:p>
          </table:table-cell>
        </table:table-row>
        <table:table-row table:style-name="ro2">
          <table:table-cell table:style-name="ce41" office:value-type="float" office:value="10000" calcext:value-type="float">
            <text:p>10000</text:p>
          </table:table-cell>
          <table:table-cell office:value-type="string" calcext:value-type="string">
            <text:p>P</text:p>
          </table:table-cell>
          <table:table-cell/>
          <table:table-cell table:formula="of:=+[.$A$4]" office:value-type="float" office:value="10000" calcext:value-type="float">
            <text:p><text:s/>$ 10.000 </text:p>
          </table:table-cell>
          <table:table-cell table:formula="of:=+[.$A$4]" office:value-type="float" office:value="10000" calcext:value-type="float">
            <text:p><text:s/>$ 10.000 </text:p>
          </table:table-cell>
          <table:table-cell table:formula="of:=+[.$A$4]" office:value-type="float" office:value="10000" calcext:value-type="float">
            <text:p><text:s/>$ 10.000 </text:p>
          </table:table-cell>
          <table:table-cell table:formula="of:=+[.$A$4]" office:value-type="float" office:value="10000" calcext:value-type="float">
            <text:p><text:s/>$ 10.000 </text:p>
          </table:table-cell>
          <table:table-cell table:formula="of:=+[.$A$4]" office:value-type="float" office:value="10000" calcext:value-type="float">
            <text:p><text:s/>$ 10.000 </text:p>
          </table:table-cell>
        </table:table-row>
        <table:table-row table:style-name="ro2">
          <table:table-cell table:style-name="ce41"/>
          <table:table-cell table:style-name="ce56" office:value-type="string" calcext:value-type="string">
            <text:p>Ingresos</text:p>
          </table:table-cell>
          <table:table-cell table:style-name="ce56"/>
          <table:table-cell table:style-name="ce67" table:formula="of:=[.D3]*[.D4]" office:value-type="float" office:value="36000000" calcext:value-type="float">
            <text:p><text:s/>$ 36.000.000 </text:p>
          </table:table-cell>
          <table:table-cell table:style-name="ce67" table:formula="of:=[.E3]*[.E4]" office:value-type="float" office:value="39220000" calcext:value-type="float">
            <text:p><text:s/>$ 39.220.000 </text:p>
          </table:table-cell>
          <table:table-cell table:style-name="ce67" table:formula="of:=[.F3]*[.F4]" office:value-type="float" office:value="41190000" calcext:value-type="float">
            <text:p><text:s/>$ 41.190.000 </text:p>
          </table:table-cell>
          <table:table-cell table:style-name="ce67" table:formula="of:=[.G3]*[.G4]" office:value-type="float" office:value="43260000" calcext:value-type="float">
            <text:p><text:s/>$ 43.260.000 </text:p>
          </table:table-cell>
          <table:table-cell table:style-name="ce67" table:formula="of:=[.H3]*[.H4]" office:value-type="float" office:value="45400000" calcext:value-type="float">
            <text:p><text:s/>$ 45.400.000 </text:p>
          </table:table-cell>
        </table:table-row>
        <table:table-row table:style-name="ro2">
          <table:table-cell table:style-name="ce41"/>
          <table:table-cell table:number-columns-repeated="2"/>
          <table:table-cell table:style-name="ce48" table:number-columns-repeated="5"/>
        </table:table-row>
        <table:table-row table:style-name="ro2">
          <table:table-cell/>
          <table:table-cell table:style-name="ce57" office:value-type="string" calcext:value-type="string">
            <text:p>Costo Operacional</text:p>
          </table:table-cell>
          <table:table-cell table:style-name="ce57"/>
          <table:table-cell table:style-name="ce68" table:formula="of:=SUM([.D8:.D11])" office:value-type="float" office:value="14940000" calcext:value-type="float">
            <text:p><text:s/>$ 14.940.000 </text:p>
          </table:table-cell>
          <table:table-cell table:style-name="ce68" table:formula="of:=SUM([.E8:.E11])" office:value-type="float" office:value="15229800" calcext:value-type="float">
            <text:p><text:s/>$ 15.229.800 </text:p>
          </table:table-cell>
          <table:table-cell table:style-name="ce68" table:formula="of:=SUM([.F8:.F11])" office:value-type="float" office:value="15407100" calcext:value-type="float">
            <text:p><text:s/>$ 15.407.100 </text:p>
          </table:table-cell>
          <table:table-cell table:style-name="ce68" table:formula="of:=SUM([.G8:.G11])" office:value-type="float" office:value="20793400" calcext:value-type="float">
            <text:p><text:s/>$ 20.793.400 </text:p>
          </table:table-cell>
          <table:table-cell table:style-name="ce68" table:formula="of:=SUM([.H8:.H11])" office:value-type="float" office:value="20986000" calcext:value-type="float">
            <text:p><text:s/>$ 20.986.000 </text:p>
          </table:table-cell>
        </table:table-row>
        <table:table-row table:style-name="ro2">
          <table:table-cell table:style-name="ce49" table:formula="of:=+[$Datos.I5]" office:value-type="float" office:value="900" calcext:value-type="float">
            <text:p><text:s/>$ 900 </text:p>
          </table:table-cell>
          <table:table-cell office:value-type="string" calcext:value-type="string">
            <text:p>Costo de Producción</text:p>
          </table:table-cell>
          <table:table-cell/>
          <table:table-cell table:formula="of:=[.D3]*[.$A8]" office:value-type="float" office:value="3240000" calcext:value-type="float">
            <text:p><text:s/>$ 3.240.000 </text:p>
          </table:table-cell>
          <table:table-cell table:formula="of:=[.E3]*[.$A8]" office:value-type="float" office:value="3529800" calcext:value-type="float">
            <text:p><text:s/>$ 3.529.800 </text:p>
          </table:table-cell>
          <table:table-cell table:formula="of:=[.F3]*[.$A8]" office:value-type="float" office:value="3707100" calcext:value-type="float">
            <text:p><text:s/>$ 3.707.100 </text:p>
          </table:table-cell>
          <table:table-cell table:formula="of:=[.G3]*[.$A8]" office:value-type="float" office:value="3893400" calcext:value-type="float">
            <text:p><text:s/>$ 3.893.400 </text:p>
          </table:table-cell>
          <table:table-cell table:formula="of:=[.H3]*[.$A8]" office:value-type="float" office:value="4086000" calcext:value-type="float">
            <text:p><text:s/>$ 4.086.000 </text:p>
          </table:table-cell>
        </table:table-row>
        <table:table-row table:style-name="ro2">
          <table:table-cell table:style-name="ce49" office:value-type="float" office:value="400000" calcext:value-type="float">
            <text:p><text:s/>$ 400.000 </text:p>
          </table:table-cell>
          <table:table-cell office:value-type="string" calcext:value-type="string">
            <text:p>Cocinero 1</text:p>
          </table:table-cell>
          <table:table-cell/>
          <table:table-cell table:formula="of:=[.$A9]*13" office:value-type="float" office:value="5200000" calcext:value-type="float">
            <text:p><text:s/>$ 5.200.000 </text:p>
          </table:table-cell>
          <table:table-cell table:formula="of:=[.$A9]*13" office:value-type="float" office:value="5200000" calcext:value-type="float">
            <text:p><text:s/>$ 5.200.000 </text:p>
          </table:table-cell>
          <table:table-cell table:formula="of:=[.$A9]*13" office:value-type="float" office:value="5200000" calcext:value-type="float">
            <text:p><text:s/>$ 5.200.000 </text:p>
          </table:table-cell>
          <table:table-cell table:formula="of:=[.$A9]*13" office:value-type="float" office:value="5200000" calcext:value-type="float">
            <text:p><text:s/>$ 5.200.000 </text:p>
          </table:table-cell>
          <table:table-cell table:formula="of:=[.$A9]*13" office:value-type="float" office:value="5200000" calcext:value-type="float">
            <text:p><text:s/>$ 5.200.000 </text:p>
          </table:table-cell>
        </table:table-row>
        <table:table-row table:style-name="ro2">
          <table:table-cell table:style-name="ce49" office:value-type="float" office:value="400000" calcext:value-type="float">
            <text:p><text:s/>$ 400.000 </text:p>
          </table:table-cell>
          <table:table-cell office:value-type="string" calcext:value-type="string">
            <text:p>Cocinero 2</text:p>
          </table:table-cell>
          <table:table-cell table:number-columns-repeated="4"/>
          <table:table-cell table:formula="of:=+[.$A$10]*13" office:value-type="float" office:value="5200000" calcext:value-type="float">
            <text:p><text:s/>$ 5.200.000 </text:p>
          </table:table-cell>
          <table:table-cell table:formula="of:=+[.$A$10]*13" office:value-type="float" office:value="5200000" calcext:value-type="float">
            <text:p><text:s/>$ 5.200.000 </text:p>
          </table:table-cell>
        </table:table-row>
        <table:table-row table:style-name="ro2">
          <table:table-cell table:style-name="ce49" office:value-type="float" office:value="500000" calcext:value-type="float">
            <text:p><text:s/>$ 500.000 </text:p>
          </table:table-cell>
          <table:table-cell office:value-type="string" calcext:value-type="string">
            <text:p>Cajera</text:p>
          </table:table-cell>
          <table:table-cell/>
          <table:table-cell table:formula="of:=[.$A11]*13" office:value-type="float" office:value="6500000" calcext:value-type="float">
            <text:p><text:s/>$ 6.500.000 </text:p>
          </table:table-cell>
          <table:table-cell table:formula="of:=[.$A11]*13" office:value-type="float" office:value="6500000" calcext:value-type="float">
            <text:p><text:s/>$ 6.500.000 </text:p>
          </table:table-cell>
          <table:table-cell table:formula="of:=[.$A11]*13" office:value-type="float" office:value="6500000" calcext:value-type="float">
            <text:p><text:s/>$ 6.500.000 </text:p>
          </table:table-cell>
          <table:table-cell table:formula="of:=[.$A11]*13" office:value-type="float" office:value="6500000" calcext:value-type="float">
            <text:p><text:s/>$ 6.500.000 </text:p>
          </table:table-cell>
          <table:table-cell table:formula="of:=[.$A11]*13" office:value-type="float" office:value="6500000" calcext:value-type="float">
            <text:p><text:s/>$ 6.500.000 </text:p>
          </table:table-cell>
        </table:table-row>
        <table:table-row table:style-name="ro1">
          <table:table-cell table:style-name="ce41" table:number-columns-repeated="8"/>
        </table:table-row>
        <table:table-row table:style-name="ro2">
          <table:table-cell/>
          <table:table-cell table:style-name="ce56" office:value-type="string" calcext:value-type="string">
            <text:p>Gastos de Administración y Venta</text:p>
          </table:table-cell>
          <table:table-cell table:style-name="ce56"/>
          <table:table-cell table:style-name="ce67" table:formula="of:=SUM([.D14:.D18])" office:value-type="float" office:value="27000000" calcext:value-type="float">
            <text:p><text:s/>$ 27.000.000 </text:p>
          </table:table-cell>
          <table:table-cell table:style-name="ce67" table:formula="of:=SUM([.E14:.E18])" office:value-type="float" office:value="26500000" calcext:value-type="float">
            <text:p><text:s/>$ 26.500.000 </text:p>
          </table:table-cell>
          <table:table-cell table:style-name="ce67" table:formula="of:=SUM([.F14:.F18])" office:value-type="float" office:value="26500000" calcext:value-type="float">
            <text:p><text:s/>$ 26.500.000 </text:p>
          </table:table-cell>
          <table:table-cell table:style-name="ce67" table:formula="of:=SUM([.G14:.G18])" office:value-type="float" office:value="26500000" calcext:value-type="float">
            <text:p><text:s/>$ 26.500.000 </text:p>
          </table:table-cell>
          <table:table-cell table:style-name="ce67" table:formula="of:=SUM([.H14:.H18])" office:value-type="float" office:value="26500000" calcext:value-type="float">
            <text:p><text:s/>$ 26.500.000 </text:p>
          </table:table-cell>
        </table:table-row>
        <table:table-row table:style-name="ro2">
          <table:table-cell table:style-name="ce49" office:value-type="float" office:value="500000" calcext:value-type="float">
            <text:p><text:s/>$ 500.000 </text:p>
          </table:table-cell>
          <table:table-cell office:value-type="string" calcext:value-type="string">
            <text:p>Arriendo Local</text:p>
          </table:table-cell>
          <table:table-cell/>
          <table:table-cell table:formula="of:=[.$A14]*13" office:value-type="float" office:value="6500000" calcext:value-type="float">
            <text:p><text:s/>$ 6.500.000 </text:p>
          </table:table-cell>
          <table:table-cell table:formula="of:=[.$A14]*12" office:value-type="float" office:value="6000000" calcext:value-type="float">
            <text:p><text:s/>$ 6.000.000 </text:p>
          </table:table-cell>
          <table:table-cell table:formula="of:=[.$A14]*12" office:value-type="float" office:value="6000000" calcext:value-type="float">
            <text:p><text:s/>$ 6.000.000 </text:p>
          </table:table-cell>
          <table:table-cell table:formula="of:=[.$A14]*12" office:value-type="float" office:value="6000000" calcext:value-type="float">
            <text:p><text:s/>$ 6.000.000 </text:p>
          </table:table-cell>
          <table:table-cell table:formula="of:=[.$A14]*12" office:value-type="float" office:value="6000000" calcext:value-type="float">
            <text:p><text:s/>$ 6.000.000 </text:p>
          </table:table-cell>
        </table:table-row>
        <table:table-row table:style-name="ro2">
          <table:table-cell table:style-name="ce50" office:value-type="float" office:value="100000" calcext:value-type="float">
            <text:p><text:s/>$ 100.000 </text:p>
          </table:table-cell>
          <table:table-cell office:value-type="string" calcext:value-type="string">
            <text:p>Patente</text:p>
          </table:table-cell>
          <table:table-cell/>
          <table:table-cell table:formula="of:=+[.$A$15]" office:value-type="float" office:value="100000" calcext:value-type="float">
            <text:p><text:s/>$ 100.000 </text:p>
          </table:table-cell>
          <table:table-cell table:formula="of:=+[.$A$15]" office:value-type="float" office:value="100000" calcext:value-type="float">
            <text:p><text:s/>$ 100.000 </text:p>
          </table:table-cell>
          <table:table-cell table:formula="of:=+[.$A$15]" office:value-type="float" office:value="100000" calcext:value-type="float">
            <text:p><text:s/>$ 100.000 </text:p>
          </table:table-cell>
          <table:table-cell table:formula="of:=+[.$A$15]" office:value-type="float" office:value="100000" calcext:value-type="float">
            <text:p><text:s/>$ 100.000 </text:p>
          </table:table-cell>
          <table:table-cell table:formula="of:=+[.$A$15]" office:value-type="float" office:value="100000" calcext:value-type="float">
            <text:p><text:s/>$ 100.000 </text:p>
          </table:table-cell>
        </table:table-row>
        <table:table-row table:style-name="ro2">
          <table:table-cell table:style-name="ce49" office:value-type="float" office:value="100000" calcext:value-type="float">
            <text:p><text:s/>$ 100.000 </text:p>
          </table:table-cell>
          <table:table-cell office:value-type="string" calcext:value-type="string">
            <text:p>Teléfono, agua y luz</text:p>
          </table:table-cell>
          <table:table-cell/>
          <table:table-cell table:formula="of:=[.$A16]*12" office:value-type="float" office:value="1200000" calcext:value-type="float">
            <text:p><text:s/>$ 1.200.000 </text:p>
          </table:table-cell>
          <table:table-cell table:formula="of:=[.$A16]*12" office:value-type="float" office:value="1200000" calcext:value-type="float">
            <text:p><text:s/>$ 1.200.000 </text:p>
          </table:table-cell>
          <table:table-cell table:formula="of:=[.$A16]*12" office:value-type="float" office:value="1200000" calcext:value-type="float">
            <text:p><text:s/>$ 1.200.000 </text:p>
          </table:table-cell>
          <table:table-cell table:formula="of:=[.$A16]*12" office:value-type="float" office:value="1200000" calcext:value-type="float">
            <text:p><text:s/>$ 1.200.000 </text:p>
          </table:table-cell>
          <table:table-cell table:formula="of:=[.$A16]*12" office:value-type="float" office:value="1200000" calcext:value-type="float">
            <text:p><text:s/>$ 1.200.000 </text:p>
          </table:table-cell>
        </table:table-row>
        <table:table-row table:style-name="ro2">
          <table:table-cell table:style-name="ce49" office:value-type="float" office:value="100000" calcext:value-type="float">
            <text:p><text:s/>$ 100.000 </text:p>
          </table:table-cell>
          <table:table-cell office:value-type="string" calcext:value-type="string">
            <text:p>Publicidad</text:p>
          </table:table-cell>
          <table:table-cell/>
          <table:table-cell table:formula="of:=[.$A17]*12" office:value-type="float" office:value="1200000" calcext:value-type="float">
            <text:p><text:s/>$ 1.200.000 </text:p>
          </table:table-cell>
          <table:table-cell table:formula="of:=[.$A17]*12" office:value-type="float" office:value="1200000" calcext:value-type="float">
            <text:p><text:s/>$ 1.200.000 </text:p>
          </table:table-cell>
          <table:table-cell table:formula="of:=[.$A17]*12" office:value-type="float" office:value="1200000" calcext:value-type="float">
            <text:p><text:s/>$ 1.200.000 </text:p>
          </table:table-cell>
          <table:table-cell table:formula="of:=[.$A17]*12" office:value-type="float" office:value="1200000" calcext:value-type="float">
            <text:p><text:s/>$ 1.200.000 </text:p>
          </table:table-cell>
          <table:table-cell table:formula="of:=[.$A17]*12" office:value-type="float" office:value="1200000" calcext:value-type="float">
            <text:p><text:s/>$ 1.200.000 </text:p>
          </table:table-cell>
        </table:table-row>
        <table:table-row table:style-name="ro2">
          <table:table-cell table:style-name="ce49" office:value-type="float" office:value="1500000" calcext:value-type="float">
            <text:p><text:s/>$ 1.500.000 </text:p>
          </table:table-cell>
          <table:table-cell office:value-type="string" calcext:value-type="string">
            <text:p>Sueldo Administración</text:p>
          </table:table-cell>
          <table:table-cell/>
          <table:table-cell table:formula="of:=[.$A18]*12" office:value-type="float" office:value="18000000" calcext:value-type="float">
            <text:p><text:s/>$ 18.000.000 </text:p>
          </table:table-cell>
          <table:table-cell table:formula="of:=[.$A18]*12" office:value-type="float" office:value="18000000" calcext:value-type="float">
            <text:p><text:s/>$ 18.000.000 </text:p>
          </table:table-cell>
          <table:table-cell table:formula="of:=[.$A18]*12" office:value-type="float" office:value="18000000" calcext:value-type="float">
            <text:p><text:s/>$ 18.000.000 </text:p>
          </table:table-cell>
          <table:table-cell table:formula="of:=[.$A18]*12" office:value-type="float" office:value="18000000" calcext:value-type="float">
            <text:p><text:s/>$ 18.000.000 </text:p>
          </table:table-cell>
          <table:table-cell table:formula="of:=[.$A18]*12" office:value-type="float" office:value="18000000" calcext:value-type="float">
            <text:p><text:s/>$ 18.000.000 </text:p>
          </table:table-cell>
        </table:table-row>
        <table:table-row table:style-name="ro2">
          <table:table-cell table:number-columns-repeated="3"/>
          <table:table-cell table:style-name="ce48" table:number-columns-repeated="5"/>
        </table:table-row>
        <table:table-row table:style-name="ro2">
          <table:table-cell table:style-name="ce49"/>
          <table:table-cell table:style-name="ce56" office:value-type="string" calcext:value-type="string">
            <text:p>Interés Crédito</text:p>
          </table:table-cell>
          <table:table-cell table:style-name="ce56"/>
          <table:table-cell table:style-name="ce67" table:formula="of:=+[$Datos.H19]" office:value-type="float" office:value="395100" calcext:value-type="float">
            <text:p><text:s/>$ 395.100 </text:p>
          </table:table-cell>
          <table:table-cell table:style-name="ce67" table:formula="of:=+[$Datos.H20]" office:value-type="float" office:value="336500.52522245" calcext:value-type="float">
            <text:p><text:s/>$ 336.501 </text:p>
          </table:table-cell>
          <table:table-cell table:style-name="ce67" table:formula="of:=+[$Datos.H21]" office:value-type="float" office:value="269111.129228268" calcext:value-type="float">
            <text:p><text:s/>$ 269.111 </text:p>
          </table:table-cell>
          <table:table-cell table:style-name="ce67" table:formula="of:=+[$Datos.H22]" office:value-type="float" office:value="191613.323834958" calcext:value-type="float">
            <text:p><text:s/>$ 191.613 </text:p>
          </table:table-cell>
          <table:table-cell table:style-name="ce67" table:formula="of:=+[$Datos.H23]" office:value-type="float" office:value="102490.847632652" calcext:value-type="float">
            <text:p><text:s/>$ 102.491 </text:p>
          </table:table-cell>
        </table:table-row>
        <table:table-row table:style-name="ro2">
          <table:table-cell table:style-name="ce49"/>
          <table:table-cell table:style-name="ce56" office:value-type="string" calcext:value-type="string">
            <text:p>Depreciación</text:p>
          </table:table-cell>
          <table:table-cell table:style-name="ce56"/>
          <table:table-cell table:style-name="ce67" table:formula="of:=-[.C30]/5" office:value-type="float" office:value="200000" calcext:value-type="float">
            <text:p><text:s/>$ 200.000 </text:p>
          </table:table-cell>
          <table:table-cell table:style-name="ce67" table:formula="of:=[.D21]" office:value-type="float" office:value="200000" calcext:value-type="float">
            <text:p><text:s/>$ 200.000 </text:p>
          </table:table-cell>
          <table:table-cell table:style-name="ce67" table:formula="of:=[.E21]" office:value-type="float" office:value="200000" calcext:value-type="float">
            <text:p><text:s/>$ 200.000 </text:p>
          </table:table-cell>
          <table:table-cell table:style-name="ce67" table:formula="of:=[.F21]" office:value-type="float" office:value="200000" calcext:value-type="float">
            <text:p><text:s/>$ 200.000 </text:p>
          </table:table-cell>
          <table:table-cell table:style-name="ce67" table:formula="of:=[.G21]" office:value-type="float" office:value="200000" calcext:value-type="float">
            <text:p><text:s/>$ 200.000 </text:p>
          </table:table-cell>
        </table:table-row>
        <table:table-row table:style-name="ro2">
          <table:table-cell table:number-columns-repeated="3"/>
          <table:table-cell table:style-name="ce48" table:number-columns-repeated="5"/>
        </table:table-row>
        <table:table-row table:style-name="ro2">
          <table:table-cell/>
          <table:table-cell table:style-name="ce40" office:value-type="string" calcext:value-type="string">
            <text:p>Utilidad Antes de Impuesto</text:p>
          </table:table-cell>
          <table:table-cell table:style-name="ce40"/>
          <table:table-cell table:style-name="ce67" table:formula="of:=[.D5]-[.D7]-[.D13]-[.D20]-[.D21]" office:value-type="float" office:value="-6535100" calcext:value-type="float">
            <text:p>-$ 6.535.100 </text:p>
          </table:table-cell>
          <table:table-cell table:style-name="ce67" table:formula="of:=[.E5]-[.E7]-[.E13]-[.E20]-[.E21]" office:value-type="float" office:value="-3046300.52522245" calcext:value-type="float">
            <text:p>-$ 3.046.301 </text:p>
          </table:table-cell>
          <table:table-cell table:style-name="ce67" table:formula="of:=[.F5]-[.F7]-[.F13]-[.F20]-[.F21]" office:value-type="float" office:value="-1186211.12922827" calcext:value-type="float">
            <text:p>-$ 1.186.211 </text:p>
          </table:table-cell>
          <table:table-cell table:style-name="ce67" table:formula="of:=[.G5]-[.G7]-[.G13]-[.G20]-[.G21]" office:value-type="float" office:value="-4425013.32383496" calcext:value-type="float">
            <text:p>-$ 4.425.013 </text:p>
          </table:table-cell>
          <table:table-cell table:style-name="ce67" table:formula="of:=[.H5]-[.H7]-[.H13]-[.H20]-[.H21]" office:value-type="float" office:value="-2388490.84763265" calcext:value-type="float">
            <text:p>-$ 2.388.491 </text:p>
          </table:table-cell>
        </table:table-row>
        <table:table-row table:style-name="ro2">
          <table:table-cell table:style-name="ce51" office:value-type="percentage" office:value="0.27" calcext:value-type="percentage">
            <text:p>27 %</text:p>
          </table:table-cell>
          <table:table-cell office:value-type="string" calcext:value-type="string">
            <text:p>Impuesto</text:p>
          </table:table-cell>
          <table:table-cell/>
          <table:table-cell table:formula="of:=[.D23]*[.$A24]" office:value-type="float" office:value="-1764477" calcext:value-type="float">
            <text:p>-$ 1.764.477 </text:p>
          </table:table-cell>
          <table:table-cell table:formula="of:=[.E23]*[.$A24]" office:value-type="float" office:value="-822501.141810062" calcext:value-type="float">
            <text:p>-$ 822.501 </text:p>
          </table:table-cell>
          <table:table-cell table:formula="of:=[.F23]*[.$A24]" office:value-type="float" office:value="-320277.004891632" calcext:value-type="float">
            <text:p>-$ 320.277 </text:p>
          </table:table-cell>
          <table:table-cell table:formula="of:=[.G23]*[.$A24]" office:value-type="float" office:value="-1194753.59743544" calcext:value-type="float">
            <text:p>-$ 1.194.754 </text:p>
          </table:table-cell>
          <table:table-cell table:formula="of:=[.H23]*[.$A24]" office:value-type="float" office:value="-644892.528860816" calcext:value-type="float">
            <text:p>-$ 644.893 </text:p>
          </table:table-cell>
        </table:table-row>
        <table:table-row table:style-name="ro2">
          <table:table-cell/>
          <table:table-cell table:style-name="ce60" office:value-type="string" calcext:value-type="string">
            <text:p>Utilidad Después de Impuesto</text:p>
          </table:table-cell>
          <table:table-cell table:style-name="ce60"/>
          <table:table-cell table:style-name="ce71" table:formula="of:=[.D23]-[.D24]" office:value-type="float" office:value="-4770623" calcext:value-type="float">
            <text:p>-$ 4.770.623 </text:p>
          </table:table-cell>
          <table:table-cell table:style-name="ce71" table:formula="of:=[.E23]-[.E24]" office:value-type="float" office:value="-2223799.38341239" calcext:value-type="float">
            <text:p>-$ 2.223.799 </text:p>
          </table:table-cell>
          <table:table-cell table:style-name="ce71" table:formula="of:=[.F23]-[.F24]" office:value-type="float" office:value="-865934.124336636" calcext:value-type="float">
            <text:p>-$ 865.934 </text:p>
          </table:table-cell>
          <table:table-cell table:style-name="ce71" table:formula="of:=[.G23]-[.G24]" office:value-type="float" office:value="-3230259.72639952" calcext:value-type="float">
            <text:p>-$ 3.230.260 </text:p>
          </table:table-cell>
          <table:table-cell table:style-name="ce71" table:formula="of:=[.H23]-[.H24]" office:value-type="float" office:value="-1743598.31877184" calcext:value-type="float">
            <text:p>-$ 1.743.598 </text:p>
          </table:table-cell>
        </table:table-row>
        <table:table-row table:style-name="ro2">
          <table:table-cell table:style-name="ce49"/>
          <table:table-cell table:style-name="ce56" office:value-type="string" calcext:value-type="string">
            <text:p>Depreciación</text:p>
          </table:table-cell>
          <table:table-cell table:style-name="ce56"/>
          <table:table-cell table:style-name="ce67" table:formula="of:=[.D21]" office:value-type="float" office:value="200000" calcext:value-type="float">
            <text:p><text:s/>$ 200.000 </text:p>
          </table:table-cell>
          <table:table-cell table:style-name="ce67" table:formula="of:=[.E21]" office:value-type="float" office:value="200000" calcext:value-type="float">
            <text:p><text:s/>$ 200.000 </text:p>
          </table:table-cell>
          <table:table-cell table:style-name="ce67" table:formula="of:=[.F21]" office:value-type="float" office:value="200000" calcext:value-type="float">
            <text:p><text:s/>$ 200.000 </text:p>
          </table:table-cell>
          <table:table-cell table:style-name="ce67" table:formula="of:=[.G21]" office:value-type="float" office:value="200000" calcext:value-type="float">
            <text:p><text:s/>$ 200.000 </text:p>
          </table:table-cell>
          <table:table-cell table:style-name="ce67" table:formula="of:=[.H21]" office:value-type="float" office:value="200000" calcext:value-type="float">
            <text:p><text:s/>$ 200.000 </text:p>
          </table:table-cell>
        </table:table-row>
        <table:table-row table:style-name="ro2">
          <table:table-cell table:style-name="ce51"/>
          <table:table-cell table:style-name="ce56" office:value-type="string" calcext:value-type="string">
            <text:p>Capital Amortizable</text:p>
          </table:table-cell>
          <table:table-cell table:style-name="ce56"/>
          <table:table-cell table:style-name="ce67" table:formula="of:=+[$Datos.G19]" office:value-type="float" office:value="390663.165183666" calcext:value-type="float">
            <text:p><text:s/>$ 390.663 </text:p>
          </table:table-cell>
          <table:table-cell table:style-name="ce67" table:formula="of:=+[$Datos.G20]" office:value-type="float" office:value="449262.639961216" calcext:value-type="float">
            <text:p><text:s/>$ 449.263 </text:p>
          </table:table-cell>
          <table:table-cell table:style-name="ce67" table:formula="of:=+[$Datos.F21]" office:value-type="float" office:value="785763.165183666" calcext:value-type="float">
            <text:p><text:s/>$ 785.763 </text:p>
          </table:table-cell>
          <table:table-cell table:style-name="ce67" table:formula="of:=+[$Datos.G22]" office:value-type="float" office:value="594149.841348708" calcext:value-type="float">
            <text:p><text:s/>$ 594.150 </text:p>
          </table:table-cell>
          <table:table-cell table:style-name="ce67" table:formula="of:=+[$Datos.G23]" office:value-type="float" office:value="683272.317551014" calcext:value-type="float">
            <text:p><text:s/>$ 683.272 </text:p>
          </table:table-cell>
        </table:table-row>
        <table:table-row table:style-name="ro2">
          <table:table-cell table:number-columns-repeated="3"/>
          <table:table-cell table:style-name="ce48" table:number-columns-repeated="5"/>
        </table:table-row>
        <table:table-row table:style-name="ro2">
          <table:table-cell/>
          <table:table-cell office:value-type="string" calcext:value-type="string">
            <text:p>Habilitación Local</text:p>
          </table:table-cell>
          <table:table-cell table:style-name="ce50" office:value-type="float" office:value="-500000" calcext:value-type="float">
            <text:p>-$ 500.000 </text:p>
          </table:table-cell>
          <table:table-cell table:style-name="ce48" table:number-columns-repeated="5"/>
        </table:table-row>
        <table:table-row table:style-name="ro2">
          <table:table-cell/>
          <table:table-cell office:value-type="string" calcext:value-type="string">
            <text:p>Maquinaría</text:p>
          </table:table-cell>
          <table:table-cell table:style-name="ce50" office:value-type="float" office:value="-1000000" calcext:value-type="float">
            <text:p>-$ 1.000.000 </text:p>
          </table:table-cell>
          <table:table-cell table:style-name="ce48" table:number-columns-repeated="5"/>
        </table:table-row>
        <table:table-row table:style-name="ro2">
          <table:table-cell/>
          <table:table-cell office:value-type="string" calcext:value-type="string">
            <text:p>Inventario Inicial</text:p>
          </table:table-cell>
          <table:table-cell table:style-name="ce50" office:value-type="float" office:value="-200000" calcext:value-type="float">
            <text:p>-$ 200.000 </text:p>
          </table:table-cell>
          <table:table-cell table:style-name="ce48" table:number-columns-repeated="5"/>
        </table:table-row>
        <table:table-row table:style-name="ro2">
          <table:table-cell/>
          <table:table-cell office:value-type="string" calcext:value-type="string">
            <text:p>Logos y material gráfico: </text:p>
          </table:table-cell>
          <table:table-cell table:style-name="ce50" office:value-type="float" office:value="-200000" calcext:value-type="float">
            <text:p>-$ 200.000 </text:p>
          </table:table-cell>
          <table:table-cell table:style-name="ce48" table:number-columns-repeated="5"/>
        </table:table-row>
        <table:table-row table:style-name="ro2">
          <table:table-cell/>
          <table:table-cell office:value-type="string" calcext:value-type="string">
            <text:p>Capital de Trabajo(C.O)</text:p>
          </table:table-cell>
          <table:table-cell table:style-name="ce50" table:formula="of:=-[.D7]/12*2" office:value-type="float" office:value="-2490000" calcext:value-type="float">
            <text:p>-$ 2.490.000 </text:p>
          </table:table-cell>
          <table:table-cell table:style-name="ce48" table:number-columns-repeated="5"/>
        </table:table-row>
        <table:table-row table:style-name="ro2">
          <table:table-cell table:style-name="ce52" office:value-type="percentage" office:value="0.6" calcext:value-type="percentage">
            <text:p>60,00 %</text:p>
          </table:table-cell>
          <table:table-cell office:value-type="string" calcext:value-type="string">
            <text:p>Crédito</text:p>
          </table:table-cell>
          <table:table-cell table:style-name="ce50" table:formula="of:=+SUM([.C29:.C33])*[.A34]" office:value-type="float" office:value="-2634000" calcext:value-type="float">
            <text:p>-$ 2.634.000 </text:p>
          </table:table-cell>
          <table:table-cell table:style-name="ce48" table:number-columns-repeated="5"/>
        </table:table-row>
        <table:table-row table:style-name="ro2">
          <table:table-cell table:number-columns-repeated="3"/>
          <table:table-cell table:style-name="ce48" table:number-columns-repeated="5"/>
        </table:table-row>
        <table:table-row table:style-name="ro2">
          <table:table-cell table:style-name="Default"/>
          <table:table-cell table:style-name="ce42" office:value-type="string" calcext:value-type="string">
            <text:p>Flujo</text:p>
          </table:table-cell>
          <table:table-cell table:style-name="ce44" table:formula="of:=SUM([.C29:.C35])" office:value-type="float" office:value="-7024000" calcext:value-type="float">
            <text:p>-$ 7.024.000 </text:p>
          </table:table-cell>
          <table:table-cell table:style-name="ce65" table:formula="of:=[.D25]+[.D26]+[.D27]" office:value-type="float" office:value="-4179959.83481633" calcext:value-type="float">
            <text:p>-$ 4.179.960 </text:p>
          </table:table-cell>
          <table:table-cell table:style-name="ce65" table:formula="of:=[.E25]+[.E26]+[.E27]" office:value-type="float" office:value="-1574536.74345117" calcext:value-type="float">
            <text:p>-$ 1.574.537 </text:p>
          </table:table-cell>
          <table:table-cell table:style-name="ce65" table:formula="of:=[.F25]+[.F26]+[.F27]" office:value-type="float" office:value="119829.04084703" calcext:value-type="float">
            <text:p><text:s/>$ 119.829 </text:p>
          </table:table-cell>
          <table:table-cell table:style-name="ce65" table:formula="of:=[.G25]+[.G26]+[.G27]" office:value-type="float" office:value="-2436109.88505081" calcext:value-type="float">
            <text:p>-$ 2.436.110 </text:p>
          </table:table-cell>
          <table:table-cell table:style-name="ce65" table:formula="of:=[.H25]+[.H26]+[.H27]" office:value-type="float" office:value="-860326.001220826" calcext:value-type="float">
            <text:p>-$ 860.326 </text:p>
          </table:table-cell>
        </table:table-row>
        <table:table-row table:style-name="ro2">
          <table:table-cell table:style-name="ce15" table:number-columns-repeated="8"/>
        </table:table-row>
        <table:table-row table:style-name="ro2">
          <table:table-cell table:style-name="ce15"/>
          <table:table-cell table:style-name="ce27" office:value-type="string" calcext:value-type="string">
            <text:p>Total Flujo</text:p>
          </table:table-cell>
          <table:table-cell table:style-name="ce29" table:formula="of:=SUM([.C36:.H36])" office:value-type="float" office:value="-15955103.4236921" calcext:value-type="float">
            <text:p>-$ 15.955.103 </text:p>
          </table:table-cell>
          <table:table-cell table:style-name="ce15" table:number-columns-repeated="5"/>
        </table:table-row>
        <table:table-row table:style-name="ro2">
          <table:table-cell table:style-name="ce15"/>
          <table:table-cell table:style-name="ce27" office:value-type="string" calcext:value-type="string">
            <text:p>Inversión</text:p>
          </table:table-cell>
          <table:table-cell table:style-name="ce29" table:formula="of:=SUM([.C29:.C33])" office:value-type="float" office:value="-4390000" calcext:value-type="float">
            <text:p>-$ 4.390.000 </text:p>
          </table:table-cell>
          <table:table-cell table:style-name="ce15" table:number-columns-repeated="5"/>
        </table:table-row>
        <table:table-row table:style-name="ro2">
          <table:table-cell table:style-name="ce15"/>
          <table:table-cell table:style-name="ce27" office:value-type="string" calcext:value-type="string">
            <text:p>Préstamo</text:p>
          </table:table-cell>
          <table:table-cell table:style-name="ce29" table:formula="of:=[.C39]*60%" office:value-type="float" office:value="-2634000" calcext:value-type="float">
            <text:p>-$ 2.634.000 </text:p>
          </table:table-cell>
          <table:table-cell table:style-name="ce15"/>
          <table:table-cell table:style-name="Default" table:number-columns-repeated="4"/>
        </table:table-row>
        <table:table-row table:style-name="ro2">
          <table:table-cell table:style-name="ce15"/>
          <table:table-cell table:style-name="ce27" office:value-type="string" calcext:value-type="string">
            <text:p>TIR</text:p>
          </table:table-cell>
          <table:table-cell table:style-name="ce46" table:formula="of:=IRR([.C36:.H36])" office:value-type="string" office:string-value="" calcext:value-type="error">
            <text:p>Err:523</text:p>
          </table:table-cell>
          <table:table-cell table:style-name="ce15"/>
          <table:table-cell table:style-name="Default" table:number-columns-repeated="4"/>
        </table:table-row>
        <table:table-row table:style-name="ro2">
          <table:table-cell table:style-name="ce19" office:value-type="percentage" office:value="0.12" calcext:value-type="percentage">
            <text:p>12,00 %</text:p>
          </table:table-cell>
          <table:table-cell table:style-name="ce27" office:value-type="string" calcext:value-type="string">
            <text:p>VAN</text:p>
          </table:table-cell>
          <table:table-cell table:style-name="ce47" table:formula="of:=+[.C36]+NPV([.A42]%;[.D36:.H36])" office:value-type="currency" office:currency="CLP" office:value="-15929949.9817018" calcext:value-type="currency">
            <text:p>$ -15.929.950</text:p>
          </table:table-cell>
          <table:table-cell table:style-name="ce15"/>
          <table:table-cell table:style-name="Default" table:number-columns-repeated="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Conclusiones</text:p>
          </table:table-cell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El van es menor que 0 no es viable</text:p>
          </table:table-cell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Es un pollo carIsimo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 number:title="User-defined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>CLP</number:currency-symbol>
    </number:currency-style>
    <number:currency-style style:name="N12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CLP</number:currency-symbol>
      <style:map style:condition="value()&gt;=0" style:apply-style-name="N129P0"/>
    </number:currency-style>
    <number:percentage-style style:name="N130">
      <number:number number:decimal-places="2" loext:min-decimal-places="2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>CLP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LP</number:currency-symbol>
      <style:map style:condition="value()&gt;=0" style:apply-style-name="N132P0"/>
    </number:currency-style>
    <number:currency-style style:name="N133P0" style:volatile="true">
      <number:number number:decimal-places="0" loext:min-decimal-places="0" number:min-integer-digits="1" number:grouping="true"/>
      <number:text> </number:text>
      <number:currency-symbol>CLP</number:currency-symbol>
    </number:currency-style>
    <number:currency-style style:name="N133" number:title="User-defined">
      <number:text>-</number:text>
      <number:number number:decimal-places="0" loext:min-decimal-places="0" number:min-integer-digits="1" number:grouping="true"/>
      <number:text> </number:text>
      <number:currency-symbol>CLP</number:currency-symbol>
      <style:map style:condition="value()&gt;=0" style:apply-style-name="N133P0"/>
    </number:currency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6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6P0"/>
    </number:currency-style>
    <number:currency-style style:name="N10108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date-style style:name="N10109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CL">
      <number:month number:textual="true"/>
      <number:text>-</number:text>
      <number:year/>
    </number:date-style>
    <number:time-style style:name="N10111" number:language="es" number:country="CL">
      <number:hours/>
      <number:text>:</number:text>
      <number:minutes number:style="long"/>
      <number:text> </number:text>
      <number:am-pm/>
    </number:time-style>
    <number:time-style style:name="N10112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CL">
      <number:hours/>
      <number:text>:</number:text>
      <number:minutes number:style="long"/>
    </number:time-style>
    <number:time-style style:name="N10114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CL">
      <number:number number:decimal-places="0" loext:min-decimal-places="0" number:min-integer-digits="1" number:grouping="true"/>
    </number:number-style>
    <number:number-style style:name="N10116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0" loext:min-decimal-places="0" number:min-integer-digits="1" number:grouping="true"/>
    </number:number-style>
    <number:number-style style:name="N10117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2" loext:min-decimal-places="2" number:min-integer-digits="1" number:grouping="true"/>
    </number:number-style>
    <number:number-style style:name="N10118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number:number number:decimal-places="2" loext:min-decimal-places="2" number:min-integer-digits="1" number:grouping="true"/>
    </number:number-style>
    <number:number-style style:name="N10119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3P0" style:volatile="true" number:language="es" number:country="C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2" style:volatile="true" number:language="es" number:country="CL">
      <loext:text> </loext:text>
      <loext:fill-character> </loext:fill-character>
      <number:text>- </number:text>
    </number:number-style>
    <number:text-style style:name="N10123" number:language="es" number:country="C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7P0" style:volatile="true" number:language="es" number:country="CL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7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7P2" style:volatile="true" number:language="es" number:country="CL">
      <number:currency-symbol/>
      <loext:text> </loext:text>
      <loext:fill-character> </loext:fill-character>
      <number:text>- </number:text>
    </number:currency-style>
    <number:text-style style:name="N10127" number:language="es" number:country="CL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28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28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07"/>
    <style:style style:name="Excel_20_Built-in_20_Currency" style:display-name="Excel Built-in Currency" style:family="table-cell" style:parent-style-name="Default" style:data-style-name="N111"/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-00-0000</text:date>, <text:time style:data-style-name="N2" text:time-value="20:57:54.575742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0:56:35.895500893</meta:creation-date>
    <meta:generator>LibreOffice/6.2.4.2$MacOSX_X86_64 LibreOffice_project/2412653d852ce75f65fbfa83fb7e7b669a126d64</meta:generator>
    <dc:date>2019-06-20T20:58:23.191510387</dc:date>
    <meta:editing-duration>PT45M50S</meta:editing-duration>
    <meta:editing-cycles>11</meta:editing-cycles>
    <meta:document-statistic meta:table-count="2" meta:cell-count="426" meta:object-count="0"/>
  </office:meta>
</office:document-meta>
</file>